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532b" officeooo:paragraph-rsid="000e53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cco DiVerdi</text:p>
      <text:p text:style-name="P1">Manik Singh Sethi</text:p>
      <text:p text:style-name="P1"/>
      <text:p text:style-name="P1">Review of Notes from Initial project proposal</text:p>
      <text:p text:style-name="P1"/>
      <text:p text:style-name="P1">Thoughts before meeting: It would be reasonable to track a hand using a package for OpenCV in two dimensions and output sound based on position of the hand. Stretch goal is to output representation of the data in a 3d plot at the end. </text:p>
      <text:p text:style-name="P1"/>
      <text:p text:style-name="P1">Thoughts after meeting: The tracking of a hand or “hand-like” shape is quite complicated even with packages. So the project will be abstracted to tracking a single colored ball across a screen using OpenCV. The incorporation for having functionalities for fingers and hand gestures are being backlogged as stretches. We also learned that audio output should not be too strenuous so we will be going through ways to output sound in python prior to the mid project check in as we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5:37:12.904743421</meta:creation-date>
    <meta:editing-duration>PT6S</meta:editing-duration>
    <meta:editing-cycles>2</meta:editing-cycles>
    <meta:generator>LibreOffice/4.2.7.2$Linux_X86_64 LibreOffice_project/420m0$Build-2</meta:generator>
    <dc:date>2015-03-04T15:55:55.024044048</dc:date>
    <meta:document-statistic meta:table-count="0" meta:image-count="0" meta:object-count="0" meta:page-count="1" meta:paragraph-count="5" meta:word-count="138" meta:character-count="792" meta:non-whitespace-character-count="658"/>
  </office:meta>
</office:document-meta>
</file>